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redericksburg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01">
            <text:p>20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91">
            <text:p>291</text:p>
          </table:table-cell>
          <table:table-cell table:style-name="ce22" office:value-type="float" office:value="45">
            <text:p>4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60">
            <text:p>26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018">
            <text:p>1018</text:p>
          </table:table-cell>
          <table:table-cell table:style-name="ce22" office:value-type="float" office:value="67">
            <text:p>6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80">
            <text:p>18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87">
            <text:p>38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77">
            <text:p>477</text:p>
          </table:table-cell>
          <table:table-cell table:style-name="ce22" office:value-type="float" office:value="46">
            <text:p>4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253">
            <text:p>1253</text:p>
          </table:table-cell>
          <table:table-cell table:style-name="ce22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271">
            <text:p>2271</text:p>
          </table:table-cell>
          <table:table-cell table:style-name="ce22" office:value-type="float" office:value="116">
            <text:p>11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